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75in"/>
    </style:style>
    <style:style style:name="Table1.B" style:family="table-column">
      <style:table-column-properties style:column-width="1.875in"/>
    </style:style>
    <style:style style:name="Table1.C" style:family="table-column">
      <style:table-column-properties style:column-width="4.0729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66fd2" officeooo:paragraph-rsid="00066fd2"/>
    </style:style>
    <style:style style:name="P2" style:family="paragraph" style:parent-style-name="Standard">
      <style:paragraph-properties fo:text-align="center" style:justify-single-word="false"/>
      <style:text-properties officeooo:paragraph-rsid="00066fd2"/>
    </style:style>
    <style:style style:name="P3" style:family="paragraph" style:parent-style-name="Standard">
      <style:paragraph-properties fo:text-align="center" style:justify-single-word="false"/>
      <style:text-properties fo:font-size="24pt" fo:font-weight="bold" officeooo:paragraph-rsid="00066fd2"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officeooo:paragraph-rsid="00066fd2" style:font-size-asian="24pt" style:font-size-complex="24pt"/>
    </style:style>
    <style:style style:name="P5" style:family="paragraph" style:parent-style-name="Standard">
      <style:paragraph-properties fo:text-align="center" style:justify-single-word="false"/>
      <style:text-properties fo:font-size="22pt" officeooo:paragraph-rsid="00066fd2" style:font-size-asian="22pt" style:font-size-complex="22pt"/>
    </style:style>
    <style:style style:name="P6" style:family="paragraph" style:parent-style-name="Standard">
      <style:paragraph-properties fo:text-align="center" style:justify-single-word="false"/>
      <style:text-properties fo:font-size="22pt" officeooo:rsid="00066fd2" officeooo:paragraph-rsid="00066fd2" style:font-size-asian="22pt" style:font-size-complex="22pt"/>
    </style:style>
    <style:style style:name="P7" style:family="paragraph" style:parent-style-name="Standard">
      <style:paragraph-properties fo:text-align="center" style:justify-single-word="false"/>
      <style:text-properties fo:font-size="15pt" fo:font-style="normal" fo:font-weight="normal" officeooo:rsid="00066fd2" officeooo:paragraph-rsid="00066fd2"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center" style:justify-single-word="false"/>
      <style:text-properties fo:font-size="16pt" officeooo:paragraph-rsid="00066fd2" style:font-size-asian="16pt" style:font-size-complex="16pt"/>
    </style:style>
    <style:style style:name="P9" style:family="paragraph" style:parent-style-name="Standard">
      <style:paragraph-properties fo:text-align="center" style:justify-single-word="false"/>
      <style:text-properties fo:font-size="16pt" fo:font-weight="bold" officeooo:paragraph-rsid="00066fd2"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paragraph-rsid="00066fd2"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normal" officeooo:paragraph-rsid="00066fd2"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officeooo:rsid="0065864b" officeooo:paragraph-rsid="00066fd2"/>
    </style:style>
    <style:style style:name="P13" style:family="paragraph" style:parent-style-name="Standard">
      <style:paragraph-properties fo:text-align="justify" style:justify-single-word="false"/>
      <style:text-properties fo:font-weight="bold" officeooo:paragraph-rsid="00066fd2" style:font-weight-asian="bold" style:font-weight-complex="bold"/>
    </style:style>
    <style:style style:name="P14" style:family="paragraph" style:parent-style-name="Standard" style:master-page-name="First_20_Page">
      <style:paragraph-properties fo:text-align="center" style:justify-single-word="false" style:page-number="auto"/>
      <style:text-properties fo:font-size="24pt" fo:font-weight="bold" officeooo:paragraph-rsid="00066fd2" style:font-size-asian="24pt" style:font-weight-asian="bold" style:font-size-complex="24pt" style:font-weight-complex="bold"/>
    </style:style>
    <style:style style:name="P15" style:family="paragraph" style:parent-style-name="Standard" style:list-style-name="">
      <style:paragraph-properties fo:text-align="center" style:justify-single-word="false"/>
      <style:text-properties style:font-name="Liberation Serif" fo:font-size="16pt" fo:font-weight="normal" officeooo:rsid="0065864b" officeooo:paragraph-rsid="00066fd2"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fo:font-size="16pt" officeooo:paragraph-rsid="00066fd2" style:font-size-asian="16pt" style:font-size-complex="16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rsid="001e9f98" officeooo:paragraph-rsid="001e9f98"/>
    </style:style>
    <style:style style:name="P19" style:family="paragraph" style:parent-style-name="Text_20_body">
      <style:paragraph-properties fo:text-align="justify" style:justify-single-word="false"/>
      <style:text-properties officeooo:paragraph-rsid="00088c0c"/>
    </style:style>
    <style:style style:name="P20" style:family="paragraph" style:parent-style-name="Text_20_body">
      <style:paragraph-properties fo:text-align="justify" style:justify-single-word="false"/>
      <style:text-properties officeooo:paragraph-rsid="000a0ca3"/>
    </style:style>
    <style:style style:name="P21" style:family="paragraph" style:parent-style-name="Text_20_body">
      <style:paragraph-properties fo:text-align="justify" style:justify-single-word="false"/>
      <style:text-properties officeooo:rsid="000bd8ec" officeooo:paragraph-rsid="000e1b95"/>
    </style:style>
    <style:style style:name="P22" style:family="paragraph" style:parent-style-name="Text_20_body">
      <style:paragraph-properties fo:text-align="justify" style:justify-single-word="false"/>
      <style:text-properties officeooo:rsid="000dc6fc" officeooo:paragraph-rsid="000dc6fc"/>
    </style:style>
    <style:style style:name="P23" style:family="paragraph" style:parent-style-name="Text_20_body" style:list-style-name="L1">
      <style:paragraph-properties fo:text-align="justify" style:justify-single-word="false"/>
      <style:text-properties officeooo:rsid="000dc6fc" officeooo:paragraph-rsid="000e1b95"/>
    </style:style>
    <style:style style:name="P24" style:family="paragraph" style:parent-style-name="Text_20_body">
      <style:paragraph-properties fo:text-align="justify" style:justify-single-word="false"/>
      <style:text-properties officeooo:rsid="000e1b95" officeooo:paragraph-rsid="000e1b95"/>
    </style:style>
    <style:style style:name="P25" style:family="paragraph" style:parent-style-name="Text_20_body" style:list-style-name="L2">
      <style:paragraph-properties fo:text-align="justify" style:justify-single-word="false"/>
      <style:text-properties officeooo:rsid="000e1b95" officeooo:paragraph-rsid="000e1b95"/>
    </style:style>
    <style:style style:name="P26" style:family="paragraph" style:parent-style-name="Text_20_body">
      <style:text-properties officeooo:rsid="000fee75" officeooo:paragraph-rsid="000fee75"/>
    </style:style>
    <style:style style:name="P27" style:family="paragraph" style:parent-style-name="Text_20_body">
      <style:paragraph-properties fo:text-align="justify" style:justify-single-word="false"/>
      <style:text-properties officeooo:rsid="00109d69" officeooo:paragraph-rsid="00109d69"/>
    </style:style>
    <style:style style:name="P28" style:family="paragraph" style:parent-style-name="Text_20_body">
      <style:paragraph-properties fo:text-align="justify" style:justify-single-word="false"/>
      <style:text-properties officeooo:rsid="00129870" officeooo:paragraph-rsid="00129870"/>
    </style:style>
    <style:style style:name="P29" style:family="paragraph" style:parent-style-name="Text_20_body">
      <style:paragraph-properties fo:text-align="justify" style:justify-single-word="false"/>
      <style:text-properties officeooo:rsid="0013f127" officeooo:paragraph-rsid="0013f127"/>
    </style:style>
    <style:style style:name="P30" style:family="paragraph" style:parent-style-name="Text_20_body">
      <style:paragraph-properties fo:text-align="justify" style:justify-single-word="false"/>
      <style:text-properties officeooo:rsid="0016a907" officeooo:paragraph-rsid="0016a907"/>
    </style:style>
    <style:style style:name="P31" style:family="paragraph" style:parent-style-name="Text_20_body">
      <style:paragraph-properties fo:text-align="justify" style:justify-single-word="false"/>
      <style:text-properties officeooo:rsid="00178657" officeooo:paragraph-rsid="00178657"/>
    </style:style>
    <style:style style:name="P32" style:family="paragraph" style:parent-style-name="Text_20_body" style:list-style-name="L9">
      <style:paragraph-properties fo:text-align="justify" style:justify-single-word="false"/>
      <style:text-properties officeooo:rsid="00192214" officeooo:paragraph-rsid="00192214"/>
    </style:style>
    <style:style style:name="P33" style:family="paragraph" style:parent-style-name="Text_20_body">
      <style:paragraph-properties fo:text-align="justify" style:justify-single-word="false"/>
      <style:text-properties officeooo:rsid="00192214" officeooo:paragraph-rsid="00192214"/>
    </style:style>
    <style:style style:name="P34" style:family="paragraph" style:parent-style-name="Text_20_body">
      <style:paragraph-properties fo:text-align="justify" style:justify-single-word="false"/>
      <style:text-properties officeooo:rsid="0019a23b" officeooo:paragraph-rsid="001a3099"/>
    </style:style>
    <style:style style:name="P35" style:family="paragraph" style:parent-style-name="Text_20_body">
      <style:paragraph-properties fo:text-align="justify" style:justify-single-word="false"/>
      <style:text-properties officeooo:rsid="001a3099" officeooo:paragraph-rsid="001a3099"/>
    </style:style>
    <style:style style:name="P36" style:family="paragraph" style:parent-style-name="Text_20_body">
      <style:paragraph-properties fo:text-align="justify" style:justify-single-word="false"/>
      <style:text-properties officeooo:rsid="001db38b" officeooo:paragraph-rsid="001db38b"/>
    </style:style>
    <style:style style:name="P37" style:family="paragraph" style:parent-style-name="Text_20_body" style:list-style-name="L11">
      <style:paragraph-properties fo:text-align="justify" style:justify-single-word="false"/>
      <style:text-properties fo:font-weight="normal" officeooo:rsid="001db38b" officeooo:paragraph-rsid="001db38b" style:font-weight-asian="normal" style:font-weight-complex="normal"/>
    </style:style>
    <style:style style:name="P38" style:family="paragraph" style:parent-style-name="Text_20_body" style:list-style-name="L11">
      <style:paragraph-properties fo:text-align="justify" style:justify-single-word="false"/>
      <style:text-properties fo:font-weight="normal" officeooo:rsid="001e313c" officeooo:paragraph-rsid="001e313c" style:font-weight-asian="normal" style:font-weight-complex="normal"/>
    </style:style>
    <style:style style:name="P39" style:family="paragraph" style:parent-style-name="Text_20_body">
      <style:paragraph-properties fo:text-align="justify" style:justify-single-word="false"/>
      <style:text-properties fo:font-weight="normal" officeooo:rsid="001e313c" officeooo:paragraph-rsid="001e313c" style:font-weight-asian="normal" style:font-weight-complex="normal"/>
    </style:style>
    <style:style style:name="P40" style:family="paragraph" style:parent-style-name="Text_20_body" style:list-style-name="L12">
      <style:text-properties officeooo:rsid="001fee85" officeooo:paragraph-rsid="001fee85"/>
    </style:style>
    <style:style style:name="P41" style:family="paragraph" style:parent-style-name="Heading_20_1">
      <style:paragraph-properties fo:text-align="justify" style:justify-single-word="false"/>
      <style:text-properties style:font-name="Liberation Serif"/>
    </style:style>
    <style:style style:name="P42" style:family="paragraph" style:parent-style-name="Heading_20_1">
      <style:paragraph-properties fo:text-align="justify" style:justify-single-word="false"/>
    </style:style>
    <style:style style:name="P43" style:family="paragraph" style:parent-style-name="Heading_20_1">
      <style:text-properties style:font-name="Liberation Serif"/>
    </style:style>
    <style:style style:name="P44" style:family="paragraph" style:parent-style-name="Heading_20_1">
      <style:paragraph-properties fo:text-align="justify" style:justify-single-word="false" fo:break-before="page"/>
      <style:text-properties style:font-name="Liberation Serif"/>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2">
      <style:paragraph-properties fo:text-align="justify" style:justify-single-word="false"/>
      <style:text-properties style:font-name="Liberation Serif"/>
    </style:style>
    <style:style style:name="P48" style:family="paragraph" style:parent-style-name="Heading_20_2">
      <style:paragraph-properties fo:text-align="justify" style:justify-single-word="false"/>
      <style:text-properties officeooo:paragraph-rsid="000e1b95"/>
    </style:style>
    <style:style style:name="P49" style:family="paragraph" style:parent-style-name="Heading_20_2">
      <style:text-properties style:font-name="Liberation Serif"/>
    </style:style>
    <style:style style:name="P50" style:family="paragraph" style:parent-style-name="Heading_20_2">
      <style:paragraph-properties fo:text-align="justify" style:justify-single-word="false"/>
      <style:text-properties style:font-name="Liberation Serif"/>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Footer">
      <style:paragraph-properties fo:text-align="center" style:justify-single-word="false"/>
    </style:style>
    <style:style style:name="P53" style:family="paragraph" style:parent-style-name="Table_20_Contents">
      <style:paragraph-properties fo:text-align="center" style:justify-single-word="false"/>
      <style:text-properties officeooo:rsid="001ee481" officeooo:paragraph-rsid="001ee481"/>
    </style:style>
    <style:style style:name="P54" style:family="paragraph" style:parent-style-name="Table_20_Contents">
      <style:paragraph-properties fo:text-align="justify" style:justify-single-word="false"/>
      <style:text-properties officeooo:rsid="001ee481" officeooo:paragraph-rsid="001ee481"/>
    </style:style>
    <style:style style:name="P55" style:family="paragraph" style:parent-style-name="Table_20_Contents">
      <style:paragraph-properties fo:text-align="center" style:justify-single-word="false"/>
      <style:text-properties fo:font-weight="bold" officeooo:rsid="001ee481" officeooo:paragraph-rsid="001ee481" style:font-weight-asian="bold" style:font-weight-complex="bold"/>
    </style:style>
    <style:style style:name="T1" style:family="text">
      <style:text-properties officeooo:rsid="00066fd2"/>
    </style:style>
    <style:style style:name="T2" style:family="text">
      <style:text-properties fo:font-size="16pt" style:font-size-asian="16pt" style:font-size-complex="16pt"/>
    </style:style>
    <style:style style:name="T3" style:family="text">
      <style:text-properties fo:font-size="16pt" officeooo:rsid="0067f560" style:font-size-asian="16pt" style:font-size-complex="16pt"/>
    </style:style>
    <style:style style:name="T4" style:family="text">
      <style:text-properties fo:font-size="16pt" officeooo:rsid="00066fd2" style:font-size-asian="16pt" style:font-size-complex="16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65864b" style:font-size-asian="16pt" style:font-weight-asian="bold" style:font-size-complex="16pt" style:font-weight-complex="bold"/>
    </style:style>
    <style:style style:name="T8" style:family="text">
      <style:text-properties fo:font-size="16pt" fo:font-weight="bold" officeooo:rsid="0066d0a8" style:font-size-asian="16pt" style:font-weight-asian="bold" style:font-size-complex="16pt" style:font-weight-complex="bold"/>
    </style:style>
    <style:style style:name="T9" style:family="text">
      <style:text-properties fo:font-size="16pt" fo:font-weight="bold" officeooo:rsid="00066fd2" style:font-size-asian="16pt" style:font-weight-asian="bold" style:font-size-complex="16pt"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4pt" fo:font-weight="bold" officeooo:rsid="0065864b" style:font-size-asian="24pt" style:font-weight-asian="bold" style:font-size-complex="24pt" style:font-weight-complex="bold"/>
    </style:style>
    <style:style style:name="T12" style:family="text">
      <style:text-properties style:font-name="Liberation Serif"/>
    </style:style>
    <style:style style:name="T13" style:family="text">
      <style:text-properties style:font-name="Liberation Serif" officeooo:rsid="00066fd2"/>
    </style:style>
    <style:style style:name="T14" style:family="text">
      <style:text-properties style:font-name="Liberation Serif" officeooo:rsid="00088c0c"/>
    </style:style>
    <style:style style:name="T15" style:family="text">
      <style:text-properties style:font-name="Liberation Serif" officeooo:rsid="000dc6fc"/>
    </style:style>
    <style:style style:name="T16" style:family="text">
      <style:text-properties style:font-name="Liberation Serif" officeooo:rsid="000e1b95"/>
    </style:style>
    <style:style style:name="T17" style:family="text">
      <style:text-properties style:font-name="Liberation Serif" officeooo:rsid="00129870"/>
    </style:style>
    <style:style style:name="T18" style:family="text">
      <style:text-properties style:font-name="Liberation Serif" officeooo:rsid="0013f127"/>
    </style:style>
    <style:style style:name="T19" style:family="text">
      <style:text-properties style:font-name="Liberation Serif" officeooo:rsid="001e313c"/>
    </style:style>
    <style:style style:name="T20" style:family="text">
      <style:text-properties style:font-name="Liberation Serif" officeooo:rsid="00202add"/>
    </style:style>
    <style:style style:name="T21" style:family="text">
      <style:text-properties style:font-name="Liberation Serif" officeooo:rsid="00218a1b"/>
    </style:style>
    <style:style style:name="T22" style:family="text">
      <style:text-properties officeooo:rsid="000e1b95"/>
    </style:style>
    <style:style style:name="T23" style:family="text">
      <style:text-properties style:font-name="Liberation Serif"/>
    </style:style>
    <style:style style:name="T24" style:family="text">
      <style:text-properties style:font-name="Liberation Serif" officeooo:rsid="00178657"/>
    </style:style>
    <style:style style:name="T25" style:family="text">
      <style:text-properties style:font-name="Liberation Serif" officeooo:rsid="001a3099"/>
    </style:style>
    <style:style style:name="T26" style:family="text">
      <style:text-properties style:font-name="Liberation Serif" officeooo:rsid="001bdd27"/>
    </style:style>
    <style:style style:name="T27" style:family="text">
      <style:text-properties style:font-name="Liberation Serif" officeooo:rsid="00218a1b"/>
    </style:style>
    <style:style style:name="T28" style:family="text">
      <style:text-properties officeooo:rsid="00129870"/>
    </style:style>
    <style:style style:name="T29" style:family="text">
      <style:text-properties officeooo:rsid="0014d68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3"/>
      <text:p text:style-name="P3"/>
      <text:p text:style-name="P3"/>
      <text:p text:style-name="P3"/>
      <text:p text:style-name="P3"/>
      <text:p text:style-name="P1"><text:span text:style-name="T10">INTRODUCTION TO </text:span><text:span text:style-name="T11">H</text:span><text:span text:style-name="T10">UMAN-COMPUTER INTERACTION</text:span></text:p>
      <text:p text:style-name="P5"/>
      <text:p text:style-name="P4"/>
      <text:p text:style-name="P6">PROJECT PLAN</text:p>
      <text:p text:style-name="P5"/>
      <text:p text:style-name="P7">INTERN.IT – INTERNSHIP MADE SIMPLE</text:p>
      <text:p text:style-name="P5"/>
      <text:p text:style-name="P5"/>
      <text:p text:style-name="P8">Prepared by:</text:p>
      <text:p text:style-name="P9">Aldin Kovačević</text:p>
      <text:p text:style-name="P9">Haris Muhibić</text:p>
      <text:p text:style-name="P9"/>
      <text:p text:style-name="P9"/>
      <text:p text:style-name="P11">Proposed to:</text:p>
      <text:p text:style-name="P2"><text:span text:style-name="T5"><text:s/></text:span><text:span text:style-name="T7">Samed Jukić</text:span><text:span text:style-name="T6">, Assist. Prof. Dr.</text:span></text:p>
      <text:p text:style-name="P12"><text:span text:style-name="T9">Dželila Mehanović</text:span><text:span text:style-name="T6">, </text:span><text:span text:style-name="T9">Teaching</text:span><text:span text:style-name="T8"> Assistant</text:span></text:p>
      <text:p text:style-name="P13"/>
      <text:p text:style-name="P13"/>
      <text:p text:style-name="P10"/>
      <text:p text:style-name="P10"/>
      <text:p text:style-name="P10"/>
      <text:p text:style-name="P9"/>
      <text:h text:style-name="P15" text:outline-level="1"/>
      <text:h text:style-name="P15" text:outline-level="1"/>
      <text:p text:style-name="P2"><text:bookmark-start text:name="__RefHeading___Toc17964_1970057414"/><text:span text:style-name="T4">31</text:span><text:span text:style-name="T2">.</text:span><text:span text:style-name="T3">0</text:span><text:span text:style-name="T4">3</text:span><text:span text:style-name="T2">.201</text:span><text:span text:style-name="T3">9</text:span><text:span text:style-name="T2">.</text:span><text:bookmark-end text:name="__RefHeading___Toc17964_19700574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e of Contents</text:p>
          </text:index-title>
          <text:p text:style-name="P45"><text:a xlink:type="simple" xlink:href="#__RefHeading___Toc20691_300709628" text:style-name="Index_20_Link" text:visited-style-name="Index_20_Link">1. Introduction<text:tab/>3</text:a></text:p>
          <text:p text:style-name="P51"><text:a xlink:type="simple" xlink:href="#__RefHeading___Toc20707_300709628" text:style-name="Index_20_Link" text:visited-style-name="Index_20_Link">1.1. Motivation<text:tab/>3</text:a></text:p>
          <text:p text:style-name="P51"><text:a xlink:type="simple" xlink:href="#__RefHeading___Toc3293_2488121359" text:style-name="Index_20_Link" text:visited-style-name="Index_20_Link">1.2. Research Questions<text:tab/>3</text:a></text:p>
          <text:p text:style-name="P45"><text:a xlink:type="simple" xlink:href="#__RefHeading___Toc20693_300709628" text:style-name="Index_20_Link" text:visited-style-name="Index_20_Link">2. Target Audience<text:tab/>4</text:a></text:p>
          <text:p text:style-name="P51"><text:a xlink:type="simple" xlink:href="#__RefHeading___Toc3295_2488121359" text:style-name="Index_20_Link" text:visited-style-name="Index_20_Link">2.1. User Groups<text:tab/>4</text:a></text:p>
          <text:p text:style-name="P51"><text:a xlink:type="simple" xlink:href="#__RefHeading___Toc3297_2488121359" text:style-name="Index_20_Link" text:visited-style-name="Index_20_Link">2.2. User Groups Interaction<text:tab/>4</text:a></text:p>
          <text:p text:style-name="P45"><text:a xlink:type="simple" xlink:href="#__RefHeading___Toc20695_300709628" text:style-name="Index_20_Link" text:visited-style-name="Index_20_Link">3. Planned Innovations<text:tab/>4</text:a></text:p>
          <text:p text:style-name="P51"><text:a xlink:type="simple" xlink:href="#__RefHeading___Toc3299_2488121359" text:style-name="Index_20_Link" text:visited-style-name="Index_20_Link">3.1. Human-Centered UI<text:tab/>4</text:a></text:p>
          <text:p text:style-name="P51"><text:a xlink:type="simple" xlink:href="#__RefHeading___Toc3301_2488121359" text:style-name="Index_20_Link" text:visited-style-name="Index_20_Link">3.2. “Skill Center”<text:tab/>4</text:a></text:p>
          <text:p text:style-name="P51"><text:a xlink:type="simple" xlink:href="#__RefHeading___Toc3303_2488121359" text:style-name="Index_20_Link" text:visited-style-name="Index_20_Link">3.3. “Best of the Best”<text:tab/>5</text:a></text:p>
          <text:p text:style-name="P51"><text:a xlink:type="simple" xlink:href="#__RefHeading___Toc3305_2488121359" text:style-name="Index_20_Link" text:visited-style-name="Index_20_Link">3.4. Intern/Company Mode<text:tab/>5</text:a></text:p>
          <text:p text:style-name="P45"><text:a xlink:type="simple" xlink:href="#__RefHeading___Toc20697_300709628" text:style-name="Index_20_Link" text:visited-style-name="Index_20_Link">4. Interface Design Specification<text:tab/>5</text:a></text:p>
          <text:p text:style-name="P51"><text:a xlink:type="simple" xlink:href="#__RefHeading___Toc3311_2488121359" text:style-name="Index_20_Link" text:visited-style-name="Index_20_Link">4.1. Theming<text:tab/>5</text:a></text:p>
          <text:p text:style-name="P51"><text:a xlink:type="simple" xlink:href="#__RefHeading___Toc3313_2488121359" text:style-name="Index_20_Link" text:visited-style-name="Index_20_Link">4.2. Interface Patterns<text:tab/>5</text:a></text:p>
          <text:p text:style-name="P45"><text:a xlink:type="simple" xlink:href="#__RefHeading___Toc20699_300709628" text:style-name="Index_20_Link" text:visited-style-name="Index_20_Link">5. Functional Design Specification<text:tab/>6</text:a></text:p>
          <text:p text:style-name="P51"><text:a xlink:type="simple" xlink:href="#__RefHeading___Toc3315_2488121359" text:style-name="Index_20_Link" text:visited-style-name="Index_20_Link">5.1. Technology Stack<text:tab/>6</text:a></text:p>
          <text:p text:style-name="P51"><text:a xlink:type="simple" xlink:href="#__RefHeading___Toc3317_2488121359" text:style-name="Index_20_Link" text:visited-style-name="Index_20_Link">5.2. Data Processing<text:tab/>6</text:a></text:p>
          <text:p text:style-name="P45"><text:a xlink:type="simple" xlink:href="#__RefHeading___Toc20701_300709628" text:style-name="Index_20_Link" text:visited-style-name="Index_20_Link">6. Usability Specification<text:tab/>6</text:a></text:p>
          <text:p text:style-name="P45"><text:a xlink:type="simple" xlink:href="#__RefHeading___Toc20703_300709628" text:style-name="Index_20_Link" text:visited-style-name="Index_20_Link">7. Proposed Timetable<text:tab/>7</text:a></text:p>
          <text:p text:style-name="P45"><text:a xlink:type="simple" xlink:href="#__RefHeading___Toc3319_2488121359" text:style-name="Index_20_Link" text:visited-style-name="Index_20_Link">8. References<text:tab/>7</text:a></text:p>
        </text:index-body>
      </text:table-of-content>
      <text:p text:style-name="P8"/>
      <text:h text:style-name="P44" text:outline-level="1"><text:bookmark-start text:name="__RefHeading___Toc20691_300709628"/>1. <text:span text:style-name="T1">Introduction</text:span><text:bookmark-end text:name="__RefHeading___Toc20691_300709628"/></text:h>
      <text:p text:style-name="P19"><text:span text:style-name="T14">In the fast-paced and digitally-driven world of today, it can be relatively hard for people just stepping into the employment world to find suitable work environments that will accept them. That is the main driving idea behind </text:span><text:span text:style-name="T13">Intern.it: a platform that offers </text:span><text:span text:style-name="T14">favorable </text:span><text:span text:style-name="T13">employment opportunities to students and postgraduates, and easy candidate evaluation to the companies in an efficient and time-saving manner. </text:span></text:p>
      <text:p text:style-name="P20"><text:span text:style-name="T14">What differentiates this product from its competitors is that </text:span><text:span text:style-name="T13">it </text:span><text:span text:style-name="T14">mainly </text:span><text:span text:style-name="T13">focuses on students, allowing companies to have easier access to resumes, test results and rankings of potential employees while eliminating intermediaries that head hunting companies are using. That way, both time and money are saved, and companies are given more choice. This method is especially useful </text:span><text:span text:style-name="T20">when</text:span><text:span text:style-name="T13"> looking for interns and entry-level employees, since these types of employees can be hard to find, and are </text:span><text:span text:style-name="T14">no</text:span><text:span text:style-name="T13">t important enough to be hired through relatively expensive head hunting companies. </text:span></text:p>
      <text:p text:style-name="P20"><text:span text:style-name="T13">The product is a web-based platform whose main function</text:span><text:span text:style-name="T20">ality</text:span><text:span text:style-name="T13"> is connecting students and companies. </text:span><text:span text:style-name="T14">The c</text:span><text:span text:style-name="T13">ontent offered by the platform is high-quality because, apart from providing a detailed database of potential candidates, all claims on the profiles are supported by proof and evaluation results in order for companies not to waste their time on candidates who do </text:span><text:span text:style-name="T14">no</text:span><text:span text:style-name="T13">t meet the requirements. The platform is created in a user-friendly manner with easy-to-use design and intuitive navigation and search in order to make using the platform as easy and efficient as possible.</text:span></text:p>
      <text:h text:style-name="P47" text:outline-level="2"><text:bookmark-start text:name="__RefHeading___Toc20707_300709628"/>1.<text:span text:style-name="T22">1</text:span>. Motivation<text:bookmark-end text:name="__RefHeading___Toc20707_300709628"/></text:h>
      <text:p text:style-name="P22"><text:span text:style-name="T12">As previously mentioned, finding suitable work prospects in today’s environment can be a challenging task. Driven by this fact, as well as our own personal struggles to be employed as young graduates, we were motivated to come up with a digital solution </text:span><text:span text:style-name="T16">which elegantly overcomes these issues, </text:span><text:span text:style-name="T12">finding it more approachable </text:span><text:span text:style-name="T16">than conventional employment services.</text:span></text:p>
      <text:h text:style-name="P48" text:outline-level="2"><text:bookmark-start text:name="__RefHeading___Toc3293_2488121359"/><text:span text:style-name="T12">1.</text:span><text:span text:style-name="T16">2</text:span><text:span text:style-name="T12">. Research Questions</text:span><text:bookmark-end text:name="__RefHeading___Toc3293_2488121359"/></text:h>
      <text:p text:style-name="P21"><text:span text:style-name="T12">In order to create the most efficient and approachable employment platform for our task, which focuses on human interaction, simplicity and ease-of-use, </text:span><text:span text:style-name="T15">and utilizes the advantages gained by exploring the aspects of human psychology, </text:span><text:span text:style-name="T12">we have singled out several important research questions we wish to cover with our design. </text:span><text:span text:style-name="T15">These questions are as follows:</text:span></text:p>
      <text:list xml:id="list1591975233" text:style-name="L1">
        <text:list-item>
          <text:p text:style-name="P23"><text:span text:style-name="T12">Does a nicely designed and laid-out UI give a higher incentive to candidates and company representatives to use an online employment matching system?</text:span></text:p>
        </text:list-item>
        <text:list-item>
          <text:p text:style-name="P23"><text:span text:style-name="T12">Does a particular color scheme impact the employer’s hiring decisions when it comes to prospective candidates?</text:span></text:p>
        </text:list-item>
        <text:list-item>
          <text:p text:style-name="P23"><text:span text:style-name="T12">Does a more simple and intuitive UI impact a person’s decision to acquire new skills?</text:span></text:p>
        </text:list-item>
        <text:list-item>
          <text:p text:style-name="P23"><text:span text:style-name="T12">Does a page-generated ranking impact the candidate’s attitude/the company’s appraisal of the candidate?</text:span></text:p>
        </text:list-item>
      </text:list>
      <text:p text:style-name="P21"><text:soft-page-break/><text:span text:style-name="T15">By answering these questions via </text:span><text:span text:style-name="T16">our implementation </text:span><text:span text:style-name="T15">process</text:span><text:span text:style-name="T16">, we will </text:span><text:span text:style-name="T15">concentrate on bringing about a product that is tailored to real user needs, and which will, hopefully, provide an incentive to increase the hiring/employment rate in today’s companies.</text:span></text:p>
      <text:h text:style-name="P42" text:outline-level="1"><text:bookmark-start text:name="__RefHeading___Toc20693_300709628"/><text:span text:style-name="T12">2. Target Audience</text:span><text:bookmark-end text:name="__RefHeading___Toc20693_300709628"/></text:h>
      <text:h text:style-name="P49" text:outline-level="2"><text:bookmark-start text:name="__RefHeading___Toc3295_2488121359"/>2.1. User Groups<text:bookmark-end text:name="__RefHeading___Toc3295_2488121359"/></text:h>
      <text:p text:style-name="P24"><text:span text:style-name="T12">Our vision is particularly suited to two different types of user groups:</text:span></text:p>
      <text:list xml:id="list3802912243" text:style-name="L2">
        <text:list-item>
          <text:p text:style-name="P25"><text:span text:style-name="T12">students/postgraduates who are looking to improve their existing skills, and/or find a prospective internship/full-time job in the leading industry companies.</text:span></text:p>
        </text:list-item>
        <text:list-item>
          <text:p text:style-name="P25"><text:span text:style-name="T12">company representatives (HR) who are looking to find young, passionate and highly skilled interns/future employees.</text:span></text:p>
        </text:list-item>
      </text:list>
      <text:h text:style-name="P49" text:outline-level="2"><text:bookmark-start text:name="__RefHeading___Toc3297_2488121359"/>2.2. User Groups Interaction<text:bookmark-end text:name="__RefHeading___Toc3297_2488121359"/></text:h>
      <text:p text:style-name="P26"><text:span text:style-name="T12">When it comes to realizing contact with our intended user groups, a selected group of company representatives and potential student users will be surveyed in order to determine if a service like ours is necessary, and to spark interest for our platform. After this initial appraisal, a comprehensive list of functional and non-functional requirements will be specified. </text:span></text:p>
      <text:p text:style-name="P26"><text:span text:style-name="T12">Later down the line, an open beta will be available to prospective students to play around with the functionalities, and provide necessary suggestions and feedback. In the meanwhile, selected companies will be able to take part in a closed beta, in order to view the gathered user data, experiment with available options and decide if the functionalities provided by our product suit their needs.</text:span></text:p>
      <text:h text:style-name="P41" text:outline-level="1"><text:bookmark-start text:name="__RefHeading___Toc20695_300709628"/>3. Planned Innovations<text:bookmark-end text:name="__RefHeading___Toc20695_300709628"/></text:h>
      <text:p text:style-name="P27"><text:span text:style-name="T12">In order to position our product among the vast sea of competitors, and differentiate it from the rest, we have decided to implement several important innovations. </text:span></text:p>
      <text:h text:style-name="P49" text:outline-level="2"><text:bookmark-start text:name="__RefHeading___Toc3299_2488121359"/>3.1. Human-Centered UI<text:bookmark-end text:name="__RefHeading___Toc3299_2488121359"/></text:h>
      <text:p text:style-name="P27"><text:span text:style-name="T12">The main innovation that our product brings to the table is a user interface </text:span><text:span text:style-name="T17">stemming from</text:span><text:span text:style-name="T12"> the principles of human psychology, </text:span><text:span text:style-name="T17">which feels comfortable and natural to the user. We will focus on creating a simple and streamlined user experience, with no unnecessary distractions on the page, allowing for maximum productivity and product enjoyment.</text:span></text:p>
      <text:h text:style-name="P49" text:outline-level="2"><text:bookmark-start text:name="__RefHeading___Toc3301_2488121359"/><text:span text:style-name="T28">3.</text:span>2. “Skill Center”<text:bookmark-end text:name="__RefHeading___Toc3301_2488121359"/></text:h>
      <text:p text:style-name="P28"><text:span text:style-name="T12">Following our principal UI concepts, we will be introducing the “Skill Center” - a separate part of the product designed to provide standardized, scalable evaluations for job applicants, containing detailed, personal data about each user’s skill-set. </text:span><text:span text:style-name="T18">Apart from evaluations, which will be used by the companies (and other users) to accurately value the applicants’ expertise (facilitating the </text:span><text:soft-page-break/><text:span text:style-name="T18">employment process), the “Skill Center” will also offer skill enhancements: professionally and meticulously crafted series of lectures, courses and educational material that will serve to improve both the user’s skills and his/her individual skill points.</text:span></text:p>
      <text:h text:style-name="Heading_20_2" text:outline-level="2"><text:bookmark-start text:name="__RefHeading___Toc3303_2488121359"/><text:span text:style-name="T12">3.3. “Best of the Best”</text:span><text:bookmark-end text:name="__RefHeading___Toc3303_2488121359"/></text:h>
      <text:p text:style-name="P29"><text:span text:style-name="T12">Building onto the previous innovation point, we will also introduce a “Best of the Best” module: a real-time scoreboard containing the points gathered by users when they sign up/get evaluated by Skill Center. We hope that this innovation will incite competitiveness among the applicants, and increase overall motivation and desire for personal improvement.</text:span></text:p>
      <text:h text:style-name="P49" text:outline-level="2"><text:bookmark-start text:name="__RefHeading___Toc3305_2488121359"/>3.4. Intern/<text:span text:style-name="T29">C</text:span>ompany Mode<text:bookmark-end text:name="__RefHeading___Toc3305_2488121359"/></text:h>
      <text:p text:style-name="P29"><text:span text:style-name="T12">Since our product is intended to be used by both the job applicants and company representatives, it will feature two separate modes of operation: intern mode and company mode. Through these two interface designs, we will strive to target the exact audience the interface is intended for, containing only the features and workflows relevant to that particular user group. </text:span></text:p>
      <text:h text:style-name="P41" text:outline-level="1"><text:bookmark-start text:name="__RefHeading___Toc20697_300709628"/>4. Interface Design Specification<text:bookmark-end text:name="__RefHeading___Toc20697_300709628"/></text:h>
      <text:h text:style-name="P47" text:outline-level="2"><text:bookmark-start text:name="__RefHeading___Toc3311_2488121359"/>4.1. Theming<text:bookmark-end text:name="__RefHeading___Toc3311_2488121359"/></text:h>
      <text:p text:style-name="P30"><text:span text:style-name="T12">The main concept around which the UI design will revolve is “progressive truthfulness”. Defined in “The Design of Design” by Frederick Brooks as “… perhaps a better way to build models of physical objects… Start with a model that is fully detailed but only resembles what is wanted. Then, one adjusts one attribute after another, bringing the result ever closer to the mental vision of the new creation, or to the real properties of a real-world object.” </text:span><text:span text:style-name="T24">In author’s words, “</text:span><text:span text:style-name="T12">… </text:span><text:span text:style-name="T24">s</text:span><text:span text:style-name="T12">tarting with exemplars that themselves have consistency of style ensures that such consistency is the designer's to lose.” </text:span></text:p>
      <text:p text:style-name="P31"><text:span text:style-name="T12">Instead of having to create components from a blank canvas, we will use already established and proven design patterns, specifying only the changes necessary to accommodate to our own functionalities. By using proven patterns, we will ensure that our UI/UX will feel familiar and be approachable to all users.</text:span></text:p>
      <text:h text:style-name="P47" text:outline-level="2"><text:bookmark-start text:name="__RefHeading___Toc3313_2488121359"/>4.2. Interface Patterns<text:bookmark-end text:name="__RefHeading___Toc3313_2488121359"/></text:h>
      <text:p text:style-name="P31"><text:span text:style-name="T12">Before the initial work on UI/UX design and implementation commences, we will conduct an extensive research pertaining to our audiences. For each of our targeted user groups, we will explore the following concepts:</text:span></text:p>
      <text:list xml:id="list4114097255" text:style-name="L9">
        <text:list-item>
          <text:p text:style-name="P32"><text:span text:style-name="T12">color schemes – people working in company environments and students (prospective applicants) do not perceive and react to colors in the same way. We will determine which color scheme and combination works best in which environment, and come up with a color palette which best suits to all user groups.</text:span></text:p>
        </text:list-item>
        <text:list-item>
          <text:p text:style-name="P32"><text:soft-page-break/><text:span text:style-name="T12">design patterns – conduct a research into student and company design preferences to see how they react to different types of interfaces. We should try to accommodate both groups with a familiar UI/UX, which is both modern and simplistic enough for easy retention.</text:span></text:p>
        </text:list-item>
      </text:list>
      <text:p text:style-name="P33"><text:span text:style-name="T12">We hope that the end result of our research will provide us with enough valid feedback to satisfy all parties involved, and create a one-of-a-kind business experience.</text:span></text:p>
      <text:h text:style-name="P41" text:outline-level="1"><text:bookmark-start text:name="__RefHeading___Toc20699_300709628"/>5. Functional Design Specification<text:bookmark-end text:name="__RefHeading___Toc20699_300709628"/></text:h>
      <text:h text:style-name="P47" text:outline-level="2"><text:bookmark-start text:name="__RefHeading___Toc3315_2488121359"/>5.1. Technology Stack<text:bookmark-end text:name="__RefHeading___Toc3315_2488121359"/></text:h>
      <text:p text:style-name="P34"><text:span text:style-name="T12">For the purposes of implementing our UI and the concept of “progressive truthfulness”, we will be utilizing VueJS, a progressive JavaScript framework, which is approachable, versatile and performant. In our component design, we will use Semantic UI, a natural-language-focused front-end library. <text:s/></text:span></text:p>
      <text:p text:style-name="P34"><text:span text:style-name="T12">The combination of VueJS, which is lightweight and highly </text:span><text:span text:style-name="T25">usable, and Semantic UI, which uses noun/modifier relationships, word order and plurality to intuitively link concepts and implementations, brings about a pleasant overall experience, and ease of development.</text:span></text:p>
      <text:h text:style-name="P49" text:outline-level="2"><text:bookmark-start text:name="__RefHeading___Toc3317_2488121359"/>5.2. Data Processing<text:bookmark-end text:name="__RefHeading___Toc3317_2488121359"/></text:h>
      <text:p text:style-name="P35"><text:span text:style-name="T12">All user data that comes to our system as input, whether it be from the registration process or the Skill Center evaluations, gets converted to “Skill Points”, a concept created to easily differentiate prospective employees from students who do not yet meet the qualifications necessary for a job posting, or people looking to cheat the system by submitting false or untrustworthy data. </text:span></text:p>
      <text:p text:style-name="P35"><text:span text:style-name="T26">By converting the data to Skill Points, we are automatically generating a ranking list using them as a rule of measurement. </text:span><text:span text:style-name="T21">In this manner, we are </text:span><text:span text:style-name="T26">creating a sorted list of potential employees and providing it directly to the HR departments of our client companies, </text:span><text:span text:style-name="T21">thus</text:span><text:span text:style-name="T26"> eliminating head-hunters and other middlemen in the process. Through this process, we are creating a unique concept in which </text:span><text:span text:style-name="T21">a</text:span><text:span text:style-name="T26"> user’s data becomes his/her personal “head-hunter”.</text:span></text:p>
      <text:h text:style-name="P41" text:outline-level="1"><text:bookmark-start text:name="__RefHeading___Toc20701_300709628"/>6. Usability Specification<text:bookmark-end text:name="__RefHeading___Toc20701_300709628"/></text:h>
      <text:p text:style-name="P36"><text:span text:style-name="T12">In order to make sure that our product conforms to all necessary design and usability specifications, we have defined several criteria that should be respected by our system: </text:span></text:p>
      <text:list xml:id="list2792294494" text:style-name="L11">
        <text:list-item>
          <text:p text:style-name="P37"><text:span text:style-name="T12">The users should be able to familiarize themselves with the crucial system features in no longer than 10 minutes of active use. </text:span><text:span text:style-name="T19">An introductory “wizard” will be available to guide newly signed up users through the basic system features.</text:span></text:p>
        </text:list-item>
        <text:list-item>
          <text:p text:style-name="P37"><text:span text:style-name="T12">Three click rule – the user should be able to find any piece of information or access any functionality in no more than 3 clicks.</text:span></text:p>
        </text:list-item>
        <text:list-item>
          <text:p text:style-name="P37"><text:span text:style-name="T12">The UI/UX should pay respect to the principle of affordance – </text:span><text:span text:style-name="T19">each page component should be placed at such a position as to be easily noticeable and recognizable by users, given their </text:span><text:soft-page-break/><text:span text:style-name="T19">previous experience with similar, well-designed sites. The overall look and feel of the page should garner user attention and seem inviting rather than overwhelming.</text:span></text:p>
        </text:list-item>
        <text:list-item>
          <text:p text:style-name="P38"><text:span text:style-name="T12">Even though the system is heavily dependent on user data, it should not over-clutter the pages, in order to </text:span><text:span text:style-name="T21">both </text:span><text:span text:style-name="T12">protect user privacy and decrease user fatigue while using the system. Instead, relevant data should be appropriately formatted and displayed in an elegant manner. </text:span></text:p>
        </text:list-item>
      </text:list>
      <text:p text:style-name="P39">This is an initial draft of the usability specification, which might change in the course of product development.</text:p>
      <text:h text:style-name="P41" text:outline-level="1"><text:bookmark-start text:name="__RefHeading___Toc20703_300709628"/>7. Proposed Timetable<text:bookmark-end text:name="__RefHeading___Toc20703_300709628"/></text:h>
      <text:p text:style-name="P18">In order to streamline our development process, we came up with a proposed development timeline. The values specified here are a “guesstimate”, and subject to change as we move further along the implementation, or as new considerations appear. </text:p>
      <text:p text:style-name="P18"/>
      <table:table table:name="Table1" table:style-name="Table1">
        <table:table-column table:style-name="Table1.A"/>
        <table:table-column table:style-name="Table1.B"/>
        <table:table-column table:style-name="Table1.C"/>
        <table:table-row>
          <table:table-cell table:style-name="Table1.A1" office:value-type="string">
            <text:p text:style-name="P55">Week</text:p>
          </table:table-cell>
          <table:table-cell table:style-name="Table1.A1" office:value-type="string">
            <text:p text:style-name="P55">Timeframe (dates)</text:p>
          </table:table-cell>
          <table:table-cell table:style-name="Table1.C1" office:value-type="string">
            <text:p text:style-name="P55">Planned Activity</text:p>
          </table:table-cell>
        </table:table-row>
        <table:table-row>
          <table:table-cell table:style-name="Table1.A13" office:value-type="string">
            <text:p text:style-name="P53">0</text:p>
          </table:table-cell>
          <table:table-cell table:style-name="Table1.B2" office:value-type="string">
            <text:p text:style-name="P53">18.03 – 24.03</text:p>
          </table:table-cell>
          <table:table-cell table:style-name="Table1.C2" office:value-type="string">
            <text:p text:style-name="P54">Project Proposal</text:p>
          </table:table-cell>
        </table:table-row>
        <table:table-row>
          <table:table-cell table:style-name="Table1.A13" office:value-type="string">
            <text:p text:style-name="P53">1</text:p>
          </table:table-cell>
          <table:table-cell table:style-name="Table1.B3" office:value-type="string">
            <text:p text:style-name="P53">25.03 – 31.03</text:p>
          </table:table-cell>
          <table:table-cell table:style-name="Table1.C3" office:value-type="string">
            <text:p text:style-name="P54">Project Plan</text:p>
          </table:table-cell>
        </table:table-row>
        <table:table-row>
          <table:table-cell table:style-name="Table1.A13" office:value-type="string">
            <text:p text:style-name="P53">2</text:p>
          </table:table-cell>
          <table:table-cell table:style-name="Table1.B4" office:value-type="string">
            <text:p text:style-name="P53">01.04 – 07.04</text:p>
          </table:table-cell>
          <table:table-cell table:style-name="Table1.C4" office:value-type="string">
            <text:p text:style-name="P54">User survey, requirement specification</text:p>
          </table:table-cell>
        </table:table-row>
        <table:table-row>
          <table:table-cell table:style-name="Table1.A13" office:value-type="string">
            <text:p text:style-name="P53">3</text:p>
          </table:table-cell>
          <table:table-cell table:style-name="Table1.B5" office:value-type="string">
            <text:p text:style-name="P53">08.04 – 14.04</text:p>
          </table:table-cell>
          <table:table-cell table:style-name="Table1.C5" office:value-type="string">
            <text:p text:style-name="P54">Wireframe/Mock-up and creation of design standards </text:p>
          </table:table-cell>
        </table:table-row>
        <table:table-row>
          <table:table-cell table:style-name="Table1.A13" office:value-type="string">
            <text:p text:style-name="P53">4</text:p>
          </table:table-cell>
          <table:table-cell table:style-name="Table1.B6" office:value-type="string">
            <text:p text:style-name="P53">15.04 – 21.04</text:p>
          </table:table-cell>
          <table:table-cell table:style-name="Table1.C6" office:value-type="string">
            <text:p text:style-name="P54">Landing page, Contact, About</text:p>
          </table:table-cell>
        </table:table-row>
        <table:table-row>
          <table:table-cell table:style-name="Table1.A13" office:value-type="string">
            <text:p text:style-name="P53">5</text:p>
          </table:table-cell>
          <table:table-cell table:style-name="Table1.B7" office:value-type="string">
            <text:p text:style-name="P53">22.04 – 28.04</text:p>
          </table:table-cell>
          <table:table-cell table:style-name="Table1.C7" office:value-type="string">
            <text:p text:style-name="P54">Login/Register</text:p>
          </table:table-cell>
        </table:table-row>
        <table:table-row>
          <table:table-cell table:style-name="Table1.A13" office:value-type="string">
            <text:p text:style-name="P53">6</text:p>
          </table:table-cell>
          <table:table-cell table:style-name="Table1.B8" office:value-type="string">
            <text:p text:style-name="P53">29.04 – 05.05</text:p>
          </table:table-cell>
          <table:table-cell table:style-name="Table1.C8" office:value-type="string">
            <text:p text:style-name="P54">Company/Intern Mode, Offerings</text:p>
          </table:table-cell>
        </table:table-row>
        <table:table-row>
          <table:table-cell table:style-name="Table1.A13" office:value-type="string">
            <text:p text:style-name="P53">7</text:p>
          </table:table-cell>
          <table:table-cell table:style-name="Table1.B9" office:value-type="string">
            <text:p text:style-name="P53">06.05 – 12.05</text:p>
          </table:table-cell>
          <table:table-cell table:style-name="Table1.C9" office:value-type="string">
            <text:p text:style-name="P54">Profile</text:p>
          </table:table-cell>
        </table:table-row>
        <table:table-row>
          <table:table-cell table:style-name="Table1.A13" office:value-type="string">
            <text:p text:style-name="P53">8</text:p>
          </table:table-cell>
          <table:table-cell table:style-name="Table1.B10" office:value-type="string">
            <text:p text:style-name="P53">13.05 – 19.05</text:p>
          </table:table-cell>
          <table:table-cell table:style-name="Table1.C10" office:value-type="string">
            <text:p text:style-name="P54">Skill Center</text:p>
          </table:table-cell>
        </table:table-row>
        <table:table-row>
          <table:table-cell table:style-name="Table1.A13" office:value-type="string">
            <text:p text:style-name="P53">9</text:p>
          </table:table-cell>
          <table:table-cell table:style-name="Table1.B11" office:value-type="string">
            <text:p text:style-name="P53">20.05 – 26.05</text:p>
          </table:table-cell>
          <table:table-cell table:style-name="Table1.C11" office:value-type="string">
            <text:p text:style-name="P54">The Best of the Best</text:p>
          </table:table-cell>
        </table:table-row>
        <table:table-row>
          <table:table-cell table:style-name="Table1.A12" office:value-type="string">
            <text:p text:style-name="P53">10</text:p>
          </table:table-cell>
          <table:table-cell table:style-name="Table1.B12" office:value-type="string">
            <text:p text:style-name="P53">27.05 – 02.06</text:p>
          </table:table-cell>
          <table:table-cell table:style-name="Table1.C12" office:value-type="string">
            <text:p text:style-name="P54">System testing/user acceptance testing</text:p>
          </table:table-cell>
        </table:table-row>
        <table:table-row>
          <table:table-cell table:style-name="Table1.A13" office:value-type="string">
            <text:p text:style-name="P53">11</text:p>
          </table:table-cell>
          <table:table-cell table:style-name="Table1.B13" office:value-type="string">
            <text:p text:style-name="P53">03.06 – 09.06</text:p>
          </table:table-cell>
          <table:table-cell table:style-name="Table1.C13" office:value-type="string">
            <text:p text:style-name="P54">Bug fixes/release</text:p>
          </table:table-cell>
        </table:table-row>
      </table:table>
      <text:p text:style-name="P18"/>
      <text:p text:style-name="P18"/>
      <text:h text:style-name="P43" text:outline-level="1"><text:bookmark-start text:name="__RefHeading___Toc3319_2488121359"/>8. References<text:bookmark-end text:name="__RefHeading___Toc3319_2488121359"/></text:h>
      <text:list xml:id="list1256343823" text:style-name="L12">
        <text:list-item>
          <text:p text:style-name="P40"><text:span text:style-name="T12">Brooks, F. (2010). The design of design. Upper Saddle River, N.J: Addison-Wesley.</text:span></text:p>
        </text:list-item>
        <text:list-item>
          <text:p text:style-name="P40"><text:span text:style-name="T12">Theming | Semantic UI. (2019). Retrieved from </text:span><text:a xlink:type="simple" xlink:href="https://semantic-ui.com/usage/theming.html" text:style-name="Internet_20_link" text:visited-style-name="Visited_20_Internet_20_Link"><text:span text:style-name="T12">https://semantic-ui.com/usage/theming.html</text:span></text:a></text:p>
        </text:list-item>
        <text:list-item>
          <text:p text:style-name="P40"><text:span text:style-name="T12">Freeman, M. (2017). Interactive Information Visualization. GitHub.</text:span></text:p>
        </text:list-item>
      </text:list>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next-style-name="First_20_Page">
      <style:footer>
        <text:p text:style-name="MP1"><text:page-number text:select-page="current">6</text:page-number></text:p>
      </style:footer>
    </style:master-page>
    <style:master-page style:name="First_20_Page" style:display-name="First Page" style:page-layout-name="Mpm1" style:next-style-name="Standard">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08:48:43.909299858</meta:creation-date>
    <dc:date>2019-03-31T15:23:02.256968451</dc:date>
    <meta:editing-duration>PT54M19S</meta:editing-duration>
    <meta:editing-cycles>8</meta:editing-cycles>
    <meta:generator>LibreOffice/6.1.4.2$Linux_X86_64 LibreOffice_project/10$Build-2</meta:generator>
    <meta:document-statistic meta:table-count="1" meta:image-count="0" meta:object-count="0" meta:page-count="7" meta:paragraph-count="132" meta:word-count="1957" meta:character-count="12644" meta:non-whitespace-character-count="10803"/>
  </office:meta>
</office:document-meta>
</file>